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color="#333333" fo:font-size="10.5pt"/>
    </style:style>
    <style:style style:name="P2" style:family="paragraph" style:parent-style-name="Text_20_body">
      <style:text-properties fo:color="#333333" fo:font-size="10pt"/>
    </style:style>
    <style:style style:name="P3" style:family="paragraph" style:parent-style-name="Text_20_body">
      <style:paragraph-properties fo:margin-top="0.1043in" fo:margin-bottom="0.0972in" loext:contextual-spacing="false"/>
      <style:text-properties fo:color="#333333"/>
    </style:style>
    <style:style style:name="P4" style:family="paragraph" style:parent-style-name="Text_20_body">
      <style:paragraph-properties fo:margin-top="0.1043in" fo:margin-bottom="0.0972in" loext:contextual-spacing="false"/>
      <style:text-properties fo:color="#333333" fo:font-size="10.5pt"/>
    </style:style>
    <style:style style:name="T1" style:family="text">
      <style:text-properties fo:font-size="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llowing describes steps to setup new sshd users –</text:p>
      <text:p text:style-name="P3"> </text:p>
      <text:p text:style-name="P4">Overview – We will have two ssh daemons running on the hosts one on 22 which will be configured to allow access to our team and second one on 2222 to allow ops users login which will only have access to Profile teller login screen.</text:p>
      <text:p text:style-name="P3"> </text:p>
      <text:p text:style-name="P4">Setup Steps</text:p>
      <text:p text:style-name="P4">1)    Create a fresh sshd config for port 2222</text:p>
      <text:p text:style-name="P3"> </text:p>
      <text:p text:style-name="P4">[root@prfdvedevit01 ssh]# cat sshd_p2222_config</text:p>
      <text:p text:style-name="P4"># V 1.0 This is developed by Profile IPS to regulate the OPS user logins</text:p>
      <text:p text:style-name="P3"> </text:p>
      <text:p text:style-name="P4">Port 2222</text:p>
      <text:p text:style-name="P4">Protocol 2</text:p>
      <text:p text:style-name="P4">PasswordAuthentication yes</text:p>
      <text:p text:style-name="P4">UsePAM yes</text:p>
      <text:p text:style-name="P4">#</text:p>
      <text:p text:style-name="P4">ClientAliveInterval 900</text:p>
      <text:p text:style-name="P4">#</text:p>
      <text:p text:style-name="P4">PidFile /var/run/sshd-2222.pid</text:p>
      <text:p text:style-name="P4">ForceCommand /p6059/drv</text:p>
      <text:p text:style-name="P3"> </text:p>
      <text:p text:style-name="P3"> </text:p>
      <text:p text:style-name="P4">2)    Create service file to start sshd using sshd_p2222_config in /usr/lib/systemd/system</text:p>
      <text:p text:style-name="P4"><text:soft-page-break/>Note that this is copied from original sshd service file and changed ExecStart to use the config file for port#2222 also have added dependency to start this service after sshd on port 22 starts</text:p>
      <text:p text:style-name="P3"> </text:p>
      <text:p text:style-name="P4">[root@prfdvedevit01 system]# cat sshd_p2222.service</text:p>
      <text:p text:style-name="P4">[Unit]</text:p>
      <text:p text:style-name="P4">Description=OpenSSH second server daemon on p2222</text:p>
      <text:p text:style-name="P4">Documentation=man:sshd(8) man:sshd_config(5)</text:p>
      <text:p text:style-name="P4">After=network.target sshd-keygen.service sshd.service</text:p>
      <text:p text:style-name="P4">Wants=sshd-keygen.service</text:p>
      <text:p text:style-name="P3"> </text:p>
      <text:p text:style-name="P4">[Service]</text:p>
      <text:p text:style-name="P4">Type=notify</text:p>
      <text:p text:style-name="P4">EnvironmentFile=/etc/sysconfig/sshd</text:p>
      <text:p text:style-name="P4">ExecStart=/usr/sbin/sshd -D -f /etc/ssh/sshd_p2222_config $OPTIONS</text:p>
      <text:p text:style-name="P4">ExecReload=/bin/kill -HUP $MAINPID</text:p>
      <text:p text:style-name="P4">KillMode=process</text:p>
      <text:p text:style-name="P4">Restart=on-failure</text:p>
      <text:p text:style-name="P4">RestartSec=42s</text:p>
      <text:p text:style-name="P4">RestartPreventExitStatus=255</text:p>
      <text:p text:style-name="P3"> </text:p>
      <text:p text:style-name="P4">[Install]</text:p>
      <text:p text:style-name="P4">WantedBy=multi-user.target</text:p>
      <text:p text:style-name="P3"> </text:p>
      <text:p text:style-name="P4"><text:soft-page-break/>3)    Run following command to allow sshd bind to port#2222 . by default selinux prevents starting ssh deamon on ports other than 22</text:p>
      <text:p text:style-name="P3"> </text:p>
      <text:p text:style-name="P2"># semanage port -a -t ssh_port_t -p tcp 2222</text:p>
      <text:p text:style-name="P3"> </text:p>
      <text:p text:style-name="P3"> <text:span text:style-name="T1">verify using :</text:span></text:p>
      <text:p text:style-name="P3"> <text:span text:style-name="T1"># semanage port -l | grep ssh_port_t</text:span></text:p>
      <text:p text:style-name="P4">ssh_port_t                     tcp      2222, 22</text:p>
      <text:p text:style-name="P3"> </text:p>
      <text:p text:style-name="P4">4)    Enable sshd_p2222 service and start it</text:p>
      <text:p text:style-name="P3"> </text:p>
      <text:p text:style-name="P4">[root@prfdvedevit01 system]# systemctl enable sshd_p2222</text:p>
      <text:p text:style-name="P4">Created symlink from /etc/systemd/system/multi-user.target.wants/sshd_p2222.service to /usr/lib/systemd/system/sshd_p2222.service.</text:p>
      <text:p text:style-name="P4">[root@prfdvedevit01 system]# systemctl start sshd_p2222</text:p>
      <text:p text:style-name="P4">[root@prfdvedevit01 system]#</text:p>
      <text:p text:style-name="P4">[root@prfdvedevit01 system]# systemctl status sshd_p2222</text:p>
      <text:p text:style-name="P4">â— sshd_p2222.service - OpenSSH second server daemon on p2222</text:p>
      <text:p text:style-name="P3">   <text:span text:style-name="T1">Loaded: loaded (/usr/lib/systemd/system/sshd_p2222.service; enabled; vendor preset: disabled)</text:span></text:p>
      <text:p text:style-name="P3">   <text:span text:style-name="T1">Active: active (running) since Tue 2017-06-13 23:51:46 EDT; 9s ago</text:span></text:p>
      <text:p text:style-name="P3">     <text:span text:style-name="T1">Docs: man:sshd(8)</text:span></text:p>
      <text:p text:style-name="P3">           <text:span text:style-name="T1">man:sshd_config(5)</text:span></text:p>
      <text:p text:style-name="P3"> <text:span text:style-name="T1">Main PID: 20828 (sshd)</text:span></text:p>
      <text:p text:style-name="P3">   <text:span text:style-name="T1">CGroup: /system.slice/sshd_p2222.service</text:span></text:p>
      <text:p text:style-name="P3"><text:soft-page-break/>           <text:span text:style-name="T1">â””â”€20828 /usr/sbin/sshd -D -f /etc/ssh/sshd_p2222_config</text:span></text:p>
      <text:p text:style-name="P3"> </text:p>
      <text:p text:style-name="P4">Jun 13 23:51:46 prfdvedevit01 systemd[1]: Starting OpenSSH second server daemon on p2222...</text:p>
      <text:p text:style-name="P4">Jun 13 23:51:46 prfdvedevit01 sshd[20828]: Could not load host key: /etc/ssh/ssh_host_dsa_key</text:p>
      <text:p text:style-name="P4">Jun 13 23:51:46 prfdvedevit01 sshd[20828]: Server listening on 0.0.0.0 port 2222.</text:p>
      <text:p text:style-name="P4">Jun 13 23:51:46 prfdvedevit01 sshd[20828]: Server listening on :: port 2222.</text:p>
      <text:p text:style-name="P4">Jun 13 23:51:46 prfdvedevit01 systemd[1]: Started OpenSSH second server daemon on p2222.</text:p>
      <text:p text:style-name="P3"> </text:p>
      <text:p text:style-name="P4">[root@prfdvedevit01 system]# netstat -anp | grep sshd</text:p>
      <text:p text:style-name="P4">tcp        0      0 0.0.0.0:2222            0.0.0.0:*               LISTEN      20828/sshd</text:p>
      <text:p text:style-name="P4">tcp        0      0 0.0.0.0:22              0.0.0.0:*               LISTEN      8010/sshd</text:p>
      <text:p text:style-name="P4">tcp        0      0 10.206.206.146:22022    10.206.206.250:59294    ESTABLISHED 7959/sshd: ec2-user</text:p>
      <text:p text:style-name="P4">tcp6       0      0 :::2222                 :::*                    LISTEN      20828/sshd</text:p>
      <text:p text:style-name="P4">tcp6       0      0 :::22                   :::*                    LISTEN      8010/sshd</text:p>
      <text:p text:style-name="P3"> </text:p>
      <text:p text:style-name="P4">5)    Now sshd deamon is running on ports 22 and 2222 , but when someone logs in using port 2222 we are forcing them to run only command specified in “ForceCommand” option in case of this poc which is /p6059/drv . As this command or script runs in the forked shell intr or exit or kill of this particular results in falling back to server where ssh command was initiated</text:p>
      <text:p text:style-name="P3"> </text:p>
      <text:p text:style-name="P4">Login to server on port 22</text:p>
      <text:p text:style-name="P4">[ec2-user@prfbvebvt10 ~]$ ssh 10.206.206.14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18:34:43.860367149</meta:creation-date>
    <dc:date>2017-09-11T18:36:45.697676716</dc:date>
    <meta:editing-duration>PT2M2S</meta:editing-duration>
    <meta:editing-cycles>1</meta:editing-cycles>
    <meta:document-statistic meta:table-count="0" meta:image-count="0" meta:object-count="0" meta:page-count="4" meta:paragraph-count="85" meta:word-count="474" meta:character-count="3824" meta:non-whitespace-character-count="3111"/>
    <meta:generator>LibreOffice/5.1.6.2$Linux_X86_64 LibreOffice_project/10m0$Build-2</meta:generator>
  </office:meta>
</office:document-meta>
</file>